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style:font-size-asian="12pt" style:font-size-complex="12pt"/>
    </style:style>
    <style:style style:name="P2" style:family="paragraph" style:parent-style-name="Text_20_body">
      <style:text-properties style:font-name="Arial" fo:font-size="12pt" officeooo:rsid="00131f97" officeooo:paragraph-rsid="00131f97" style:font-size-asian="12pt" style:font-size-complex="12pt"/>
    </style:style>
    <style:style style:name="P3" style:family="paragraph" style:parent-style-name="Text_20_body">
      <style:text-properties style:font-name="Arial" fo:font-size="12pt" officeooo:rsid="0014f58b" officeooo:paragraph-rsid="0014f58b" style:font-size-asian="12pt" style:font-size-complex="12pt"/>
    </style:style>
    <style:style style:name="T1" style:family="text">
      <style:text-properties officeooo:rsid="00131f97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57 – </text:span><text:span text:style-name="T2">EXPRESSÕES REGULARES 06 – AGRUPAMENTO E ALTERNAÇÃO DE CARACTERES</text:span></text:h>
      <text:p text:style-name="P2">Agrupamento de Caracteres</text:p>
      <text:p text:style-name="P2">Metacaracteres: ( )</text:p>
      <text:p text:style-name="P2">– Permitem agrupar partes de uma expressão;</text:p>
      <text:p text:style-name="P2">– Aplicar operadores de repetição a um grupo</text:p>
      <text:p text:style-name="P2">– Não usar dentro de conjuntos de caracteres, pois tem significado literal lá</text:p>
      <text:p text:style-name="P3">Alternação</text:p>
      <text:p text:style-name="P3">– Permite corresponder uma ou outra expressão</text:p>
      <text:p text:style-name="P3">– Metacaracter: |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7T19:05:27.532984513</meta:creation-date>
    <dc:date>2020-04-27T19:19:32.496591825</dc:date>
    <meta:editing-duration>PT3M54S</meta:editing-duration>
    <meta:editing-cycles>1</meta:editing-cycles>
    <meta:document-statistic meta:table-count="0" meta:image-count="0" meta:object-count="0" meta:page-count="1" meta:paragraph-count="9" meta:word-count="49" meta:character-count="349" meta:non-whitespace-character-count="302"/>
    <meta:generator>LibreOffice/6.3.5.2$Linux_X86_64 LibreOffice_project/30$Build-2</meta:generator>
  </office:meta>
</office:document-meta>
</file>